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.5" calcext:value-type="float">
            <text:p>1.5</text:p>
          </table:table-cell>
          <table:table-cell table:formula="of:=[.A1]*3+5" office:value-type="float" office:value="9.5" calcext:value-type="float">
            <text:p>9.5</text:p>
          </table:table-cell>
          <table:table-cell table:formula="of:=7*[.A1]^2+15" office:value-type="float" office:value="30.75" calcext:value-type="float">
            <text:p>30.75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2]*3+5" office:value-type="float" office:value="27.5" calcext:value-type="float">
            <text:p>27.5</text:p>
          </table:table-cell>
          <table:table-cell table:formula="of:=7*[.A2]^2+15" office:value-type="float" office:value="408.75" calcext:value-type="float">
            <text:p>408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*3+5" office:value-type="float" office:value="35" calcext:value-type="float">
            <text:p>35</text:p>
          </table:table-cell>
          <table:table-cell table:formula="of:=7*[.A3]^2+15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A4]*3+5" office:value-type="float" office:value="15.5" calcext:value-type="float">
            <text:p>15.5</text:p>
          </table:table-cell>
          <table:table-cell table:formula="of:=7*[.A4]^2+15" office:value-type="float" office:value="100.75" calcext:value-type="float">
            <text:p>100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]*3+5" office:value-type="float" office:value="95" calcext:value-type="float">
            <text:p>95</text:p>
          </table:table-cell>
          <table:table-cell table:formula="of:=7*[.A5]^2+15" office:value-type="float" office:value="6315" calcext:value-type="float">
            <text:p>6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0:38:06.561962972</meta:creation-date>
    <dc:date>2016-08-30T14:38:58.117852437</dc:date>
    <meta:editing-duration>PT3H45M41S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